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\{\{</text:span><text:span text:style-name="T4">Crédits</text:span><text:span text:style-name="T4">\}\}</text:span></text:p>
      <text:p text:style-name="P4"/>
      <text:p text:style-name="P4">\{\C[5]Plugins\C[0]\}</text:p>
      <text:p text:style-name="P1"/>
      <text:p text:style-name="P1">\C[6]Fallen Angel Olivia\C[0]</text:p>
      <text:p text:style-name="P2">Anti Players Stress</text:p>
      <text:p text:style-name="P2">Horror Effects</text:p>
      <text:p text:style-name="P1"/>
      <text:p text:style-name="P1"/>
      <text:p text:style-name="P1">\C[6]Galv\C[0]</text:p>
      <text:p text:style-name="P2">Screen Zoom</text:p>
      <text:p text:style-name="P3">Camera Control</text:p>
      <text:p text:style-name="P3"/>
      <text:p text:style-name="P3"/>
      <text:p text:style-name="P1">\C[6]HimeWorks\C[0]</text:p>
      <text:p text:style-name="P2">Pre Title Events</text:p>
      <text:p text:style-name="P2">Multiple Inventory</text:p>
      <text:p text:style-name="P2">Window Skin Change</text:p>
      <text:p text:style-name="P1"/>
      <text:p text:style-name="P1"/>
      <text:p text:style-name="P5">\C[6]King Gerar\C[0]</text:p>
      <text:p text:style-name="P2">Simple Item Scene</text:p>
      <text:p text:style-name="P1"/>
      <text:p text:style-name="P2"/>
      <text:p text:style-name="P1">\C[6]SmRdmDde\C[0]</text:p>
      <text:p text:style-name="P2">Altternatif Menu Screen Icon</text:p>
      <text:p text:style-name="P2">Shaking text</text:p>
      <text:p text:style-name="P1"/>
      <text:p text:style-name="P1"/>
      <text:p text:style-name="P1">\C[6]Yanfly\C[0]</text:p>
      <text:p text:style-name="P2">Core Engine</text:p>
      <text:p text:style-name="P2">Main Menu Manager</text:p>
      <text:p text:style-name="P2">Message Core (pack 1 et 2)</text:p>
      <text:p text:style-name="P2">MessageEval Text</text:p>
      <text:p text:style-name="P2">Save Core</text:p>
      <text:p text:style-name="P2"/>
      <text:p text:style-name="P2">Event Mini Label</text:p>
      <text:p text:style-name="P2">Event Prox Activate</text:p>
      <text:p text:style-name="P2"/>
      <text:p text:style-name="P2">Common Event Menu</text:p>
      <text:p text:style-name="P2">Disable Auto-shadow</text:p>
      <text:p text:style-name="P2">GabWindow</text:p>
      <text:p text:style-name="P2">Keyboard Config</text:p>
      <text:p text:style-name="P2">Region Restrictions</text:p>
      <text:p text:style-name="P2">Save Event Location</text:p>
      <text:p text:style-name="P2"/>
      <text:p text:style-name="P2"/>
      <text:p text:style-name="P2"><text:soft-page-break/><text:span text:style-name="T2">\{</text:span><text:span text:style-name="T3">\C[5]</text:span><text:span text:style-name="T3">Graphismes</text:span><text:span text:style-name="T3">\C[0]</text:span><text:span text:style-name="T2">\}</text:span></text:p>
      <text:p text:style-name="P2"/>
      <text:p text:style-name="P1">\C[6]Avery\C[0]</text:p>
      <text:p text:style-name="P2">Icon</text:p>
      <text:p text:style-name="P2"/>
      <text:p text:style-name="P1">\C[6]DantonSlip\C[0]</text:p>
      <text:p text:style-name="P3">Logo</text:p>
      <text:p text:style-name="P2"/>
      <text:p text:style-name="P1">\C[6]wthDragon\C[0]</text:p>
      <text:p text:style-name="P2"/>
      <text:p text:style-name="P2"/>
      <text:p text:style-name="P4">\{\C[5]Musiques\C[0]\}</text:p>
      <text:p text:style-name="P1"/>
      <text:p text:style-name="P1">\C[6]RPG Maker MV DLC\C[0]</text:p>
      <text:p text:style-name="P1"/>
      <text:p text:style-name="P1">\C[6]Heist Music Pack\C[0]</text:p>
      <text:p text:style-name="P2">The Perfect Crime</text:p>
      <text:p text:style-name="P2">Under Surveillance</text:p>
      <text:p text:style-name="P2"/>
      <text:p text:style-name="P1">\C[6]Nightmares\C[0]</text:p>
      <text:p text:style-name="P2">Continents Adrift</text:p>
      <text:p text:style-name="P2">Remembrance </text:p>
      <text:p text:style-name="P2"/>
      <text:p text:style-name="P1">\C[6]SinisterHollow\C[0]</text:p>
      <text:p text:style-name="P2"/>
      <text:p text:style-name="P2"/>
      <text:p text:style-name="P1">\C[6]The_Emporium of Copper and Steel\C[0]</text:p>
      <text:p text:style-name="P2">Hallucination - Am I Dreaming</text:p>
      <text:p text:style-name="P2"/>
      <text:p text:style-name="P2"/>
      <text:p text:style-name="P4">\{\C[5]Inspiration\C[0]\}</text:p>
      <text:p text:style-name="P1"/>
      <text:p text:style-name="P2"><text:span text:style-name="T1">\C[6]Odin Sphere\C[0]</text:span></text:p>
      <text:p text:style-name="P2"/>
      <text:p text:style-name="P2"><text:span text:style-name="T1">\C[6]The Promised Never Land\C[0]</text:span></text:p>
      <text:p text:style-name="P2"/>
      <text:p text:style-name="P1">\C[6]Detroit Become human\C[0]</text:p>
      <text:p text:style-name="P3"/>
      <text:p text:style-name="P1">\C[6]Sherlock Holmes : The Devil's Daughter\C[0]</text:p>
      <text:p text:style-name="P2"/>
      <text:p text:style-name="P2"/>
      <text:p text:style-name="P4">\{\C[5]Bêta-testeur\C[0]\}</text:p>
      <text:p text:style-name="P2"/>
      <text:p text:style-name="P2">Ashala</text:p>
      <text:p text:style-name="P2">Hermoni</text:p>
      <text:p text:style-name="P2">DantonSlip</text:p>
      <text:p text:style-name="P2">Iron</text:p>
      <text:p text:style-name="P2">Maman Kingdo</text:p>
      <text:p text:style-name="P2"><text:soft-page-break/>Tatie Kingdo</text:p>
      <text:p text:style-name="P2"/>
      <text:p text:style-name="P2"/>
      <text:p text:style-name="P4">\{\C[5]Remerciement\C[0]\}</text:p>
      <text:p text:style-name="P2"/>
      <text:p text:style-name="P2">KADOKAW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4T22:02:10.168000000</meta:creation-date>
    <dc:date>2020-10-08T13:40:28.90</dc:date>
    <meta:editing-duration>PT3H15M44S</meta:editing-duration>
    <meta:editing-cycles>36</meta:editing-cycles>
    <meta:generator>OpenOffice/4.1.7$Win32 OpenOffice.org_project/417m1$Build-9800</meta:generator>
    <meta:document-statistic meta:table-count="0" meta:image-count="0" meta:object-count="0" meta:page-count="3" meta:paragraph-count="63" meta:word-count="133" meta:character-count="1141"/>
    <dc:creator>Julie Bonnefond</dc:creator>
  </office:meta>
</office:document-meta>
</file>